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8673a" officeooo:paragraph-rsid="0018673a" style:font-weight-asian="bold" style:font-weight-complex="bold"/>
    </style:style>
    <style:style style:name="P2" style:family="paragraph" style:parent-style-name="Standard">
      <style:paragraph-properties fo:text-align="start" style:justify-single-word="false"/>
      <style:text-properties fo:font-weight="bold" officeooo:rsid="0018673a" officeooo:paragraph-rsid="0018673a" style:font-weight-asian="bold" style:font-weight-complex="bold"/>
    </style:style>
    <style:style style:name="P3" style:family="paragraph" style:parent-style-name="Standard">
      <style:paragraph-properties fo:text-align="center" style:justify-single-word="false"/>
      <style:text-properties fo:font-weight="normal" officeooo:rsid="0018673a" officeooo:paragraph-rsid="0018673a" style:font-weight-asian="normal" style:font-weight-complex="normal"/>
    </style:style>
    <style:style style:name="P4" style:family="paragraph" style:parent-style-name="Standard">
      <style:paragraph-properties fo:text-align="center" style:justify-single-word="false"/>
      <style:text-properties fo:font-weight="normal" officeooo:rsid="0018673a" officeooo:paragraph-rsid="0018673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ded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ther Course Proposal</text:p>
      <text:p text:style-name="P1"/>
      <text:p text:style-name="P3">Jonathan Opdahl, Aidan Schmitt, Kyle McNeese</text:p>
      <text:p text:style-name="P3"/>
      <text:p text:style-name="P2"><text:span text:style-name="T1">Hidden from the general student population is the process by which courses are modified, added, and removed from the course catalog. However, the process is a well known yet tedious endeavor for the faculty involved, involving the use of an antiquated web tool with the look and feel of something from the 90s, but with none of the nostalgia. The Luther Course Proposal project is aimed at alleviating this pain by developing a new application for faculty to use during this process. Using modern software technologies – namely Angular JS, Mongo DB, CSS3, and Java – Luther Course proposal implements many of the missing features in the current application: automatically loading data, tracking approval progress, and upgrading look and feel, to name a few. This web based application will allow Luther faculty to easily add, modify, and drop courses while monitoring their progress through the course approval process in a central application, thus facilitating the improvement of educational programs here at Luth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2:40:28.083456572</meta:creation-date>
    <dc:date>2017-02-27T11:39:52.402576246</dc:date>
    <meta:editing-duration>PT3M3S</meta:editing-duration>
    <meta:editing-cycles>3</meta:editing-cycles>
    <meta:generator>LibreOffice/5.1.4.2$Linux_X86_64 LibreOffice_project/10m0$Build-2</meta:generator>
    <meta:document-statistic meta:table-count="0" meta:image-count="0" meta:object-count="0" meta:page-count="1" meta:paragraph-count="3" meta:word-count="169" meta:character-count="1085" meta:non-whitespace-character-count="916"/>
  </office:meta>
</office:document-meta>
</file>